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013cm" fo:margin-left="0cm" style:page-number="auto" table:align="left" fo:keep-with-next="always"/>
    </style:style>
    <style:style style:name="Table1.A" style:family="table-column">
      <style:table-column-properties style:column-width="17.013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master-page-name="Standard">
      <style:paragraph-properties style:page-number="auto"/>
      <style:text-properties style:font-name="Arial" fo:font-size="11pt" style:font-size-asian="11pt" style:font-size-complex="11pt"/>
    </style:style>
    <style:style style:name="P5" style:family="paragraph" style:parent-style-name="Standard" style:master-page-name="Standard">
      <style:paragraph-properties style:page-number="auto"/>
      <style:text-properties style:font-name="Arial" fo:font-size="11pt" fo:font-weight="bold" style:font-size-asian="11pt" style:font-weight-asian="bold" style:font-size-complex="11pt" style:font-weight-complex="bold"/>
    </style:style>
    <style:style style:name="P6" style:family="paragraph" style:parent-style-name="Standard">
      <style:text-properties style:font-name="Arial" fo:font-size="11pt" style:font-size-asian="11pt" style:font-size-complex="11pt"/>
    </style:style>
    <style:style style:name="P7" style:family="paragraph" style:parent-style-name="Standard" style:list-style-name="L1">
      <style:text-properties style:font-name="Arial" fo:font-size="11pt" style:font-size-asian="11pt" style:font-size-complex="11pt"/>
    </style:style>
    <style:style style:name="P8" style:family="paragraph" style:parent-style-name="Standard" style:list-style-name="L2">
      <style:text-properties style:font-name="Arial" fo:font-size="11pt" style:font-size-asian="11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language="de" fo:country="AT"/>
    </style:style>
    <style:style style:name="T5" style:family="text">
      <style:text-properties fo:language="de" fo:country="AT" fo:font-weight="bold" style:font-weight-asian="bold"/>
    </style:style>
    <style:style style:name="T6" style:family="text">
      <style:text-properties fo:language="de" fo:country="A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text:span text:style-name="T6">Teilnehmer:</text:span><text:span text:style-name="T4"> </text:span></text:p>
            <text:list xml:id="list1543381983138337303" text:style-name="L1">
              <text:list-item>
                <text:p text:style-name="P7"><text:span text:style-name="T4">Daniel Bersenkowitsch, </text:span><text:tab/><text:tab/> </text:p>
              </text:list-item>
              <text:list-item>
                <text:p text:style-name="P7">Andreas Denkmayr, <text:span text:style-name="T5"><text:tab/><text:tab/> </text:span></text:p>
              </text:list-item>
              <text:list-item>
                <text:p text:style-name="P7">Thomas Stütz</text:p>
              </text:list-item>
            </text:list>
          </table:table-cell>
        </table:table-row>
        <table:table-row>
          <table:table-cell table:style-name="Table1.A2" office:value-type="string">
            <text:p text:style-name="P4"><text:span text:style-name="T2">Autor des Protokolls:</text:span> Daniel Bersenkowitsch</text:p>
          </table:table-cell>
        </table:table-row>
        <table:table-row>
          <table:table-cell table:style-name="Table1.A2" office:value-type="string">
            <text:p text:style-name="P5">Dauer: </text:p>
          </table:table-cell>
        </table:table-row>
        <table:table-row>
          <table:table-cell table:style-name="Table1.A4" office:value-type="string">
            <text:p text:style-name="P2"><text:span text:style-name="T5">Menüpunkte</text:span><text:span text:style-name="T5">: </text:span></text:p>
            <text:list xml:id="list2352441544068045271" text:style-name="L2">
              <text:list-item>
                <text:p text:style-name="P8"/>
              </text:list-item>
            </text:list>
          </table:table-cell>
        </table:table-row>
        <table:table-row>
          <table:table-cell table:style-name="Table1.A2" office:value-type="string">
            <text:p text:style-name="P3">Inhalt:</text:p>
            <text:p text:style-name="P2">Herr Gerald Irsieger konnte nicht anwesend sein, da die Besprechung ausserhalb der Unterrichtszeit stattfindet und er bereits einen anderen Termin für diesen Zeitpunkt hat.</text:p>
            <text:p text:style-name="P2"/>
            <text:p text:style-name="P2">Nächste Iteration: Bereitstellung des NavigationDrawers innerhalb aller Fragements &amp; Profileingabefunktion bis 11.12.2015.</text:p>
            <text:p text:style-name="P2"/>
            <text:p text:style-name="P2">Fragements werden eingebaut um die Navigation und Transitions leichter zu koordinieren zu können.</text:p>
            <text:p text:style-name="P2">Pflichtenheft wurde aktualisiert vorgelegt, weiters ist das GUI Essay abgegeben worden und zusammen mit den anderen Dokumente physisch in einen Ordner sortiert worden. Ebenfalls wurden die Menüpunkte in der Applikation mit den GUI Richtlinien realisiert.</text:p>
            <text:p text:style-name="P2"/>
            <text:p text:style-name="P2">Entwurfsentscheidung: DataBinding verwenden?</text:p>
            <text:p text:style-name="P2">Ausprobieren und herausfinden, kleines Beispiel auscodieren bis 11.12.2015.</text:p>
            <text:p text:style-name="P2"/>
            <text:p text:style-name="P2">Entwurfsentscheidung Videos</text:p>
            <text:p text:style-name="P2">Wird Youtube API oder WebView oder VideoViewer verwendet? Youtube API ausprobieren.</text:p>
            <text:p text:style-name="P2"/>
            <text:p text:style-name="P2"/>
            <text:p text:style-name="P2"/>
          </table:table-cell>
        </table:table-row>
        <table:table-row>
          <table:table-cell table:style-name="Table1.A2" office:value-type="string">
            <text:p text:style-name="P3">Bemerkungen und Kommentare: - </text:p>
            <text:p text:style-name="P2"/>
          </table:table-cell>
        </table:table-row>
        <table:table-row>
          <table:table-cell table:style-name="Table1.A2" office:value-type="string">
            <text:p text:style-name="P3">Zusammenfassung: Nächste Iteration: Umbauen auf Fragements &amp; Profileingabefunktion bis 11.12.2015</text:p>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loext:contextual-spacing="false"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Sender" style:family="paragraph" style:parent-style-name="Standard" style:class="extra">
      <style:paragraph-properties loext:contextual-spacing="false" fo:margin-top="0cm" fo:margin-bottom="0.106cm"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T1" style:family="text">
      <style:text-properties fo:font-size="18pt" fo:font-weight="bold" style:font-size-asian="18pt" style:font-weight-asian="bold" style:font-size-complex="18pt" style:font-weight-complex="bold"/>
    </style:style>
    <style:style style:name="MT2" style:family="text">
      <style:text-properties fo:font-weight="bold" style:font-weight-asian="bold" style:font-weight-complex="bold"/>
    </style:style>
    <style:style style:name="MT3"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gebesprechung</text:span><text:tab/><text:tab/><text:span text:style-name="MT2">Protokoll vom </text:span><text:span text:style-name="MT2"><text:date style:data-style-name="N37" text:date-value="2015-12-04T14:26:00.99">04.12.15</text:date></text:span></text:p>
      </style:header>
      <style:footer>
        <text:p text:style-name="Footer"><text:tab/><text:tab/><text:span text:style-name="MT3"><text:page-number text:select-page="current">1</text:page-number></text:span><text:span text:style-name="MT3">/</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54:30.150000000</meta:creation-date>
    <dc:date>2015-12-04T14:26:01</dc:date>
    <meta:editing-duration>P1DT1H18M51S</meta:editing-duration>
    <meta:editing-cycles>17</meta:editing-cycles>
    <meta:generator>OpenOffice.org/3.4.1$Unix OpenOffice.org_project/341m1$Build-9593</meta:generator>
    <meta:document-statistic meta:table-count="1" meta:image-count="0" meta:object-count="0" meta:page-count="1" meta:paragraph-count="20" meta:word-count="145" meta:character-count="1188"/>
  </office:meta>
</office:document-meta>
</file>